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Verdana" svg:font-family="Verdana"/>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c6f3d"/>
    </style:style>
    <style:style style:name="P2" style:family="paragraph" style:parent-style-name="Text_20_body">
      <style:text-properties officeooo:rsid="0018880f"/>
    </style:style>
    <style:style style:name="P3" style:family="paragraph" style:parent-style-name="Text_20_body">
      <style:text-properties officeooo:rsid="0018880f" officeooo:paragraph-rsid="0018880f"/>
    </style:style>
    <style:style style:name="P4" style:family="paragraph" style:parent-style-name="Text_20_body">
      <style:text-properties officeooo:rsid="001968e1" officeooo:paragraph-rsid="001968e1"/>
    </style:style>
    <style:style style:name="P5" style:family="paragraph" style:parent-style-name="Text_20_body">
      <style:text-properties officeooo:rsid="001bdd56" officeooo:paragraph-rsid="001bdd56"/>
    </style:style>
    <style:style style:name="P6" style:family="paragraph" style:parent-style-name="Text_20_body">
      <style:text-properties officeooo:rsid="001c6f3d"/>
    </style:style>
    <style:style style:name="P7" style:family="paragraph" style:parent-style-name="Text_20_body">
      <style:text-properties officeooo:rsid="001c6f3d" officeooo:paragraph-rsid="001c6f3d"/>
    </style:style>
    <style:style style:name="P8" style:family="paragraph" style:parent-style-name="Text_20_body">
      <style:text-properties officeooo:rsid="001d322e" officeooo:paragraph-rsid="001d322e"/>
    </style:style>
    <style:style style:name="P9" style:family="paragraph" style:parent-style-name="Text_20_body">
      <style:text-properties officeooo:rsid="001dc5cd" officeooo:paragraph-rsid="001dc5cd"/>
    </style:style>
    <style:style style:name="P10" style:family="paragraph" style:parent-style-name="Text_20_body">
      <style:text-properties officeooo:rsid="001f4e41" officeooo:paragraph-rsid="001f4e41"/>
    </style:style>
    <style:style style:name="P11" style:family="paragraph" style:parent-style-name="Text_20_body">
      <style:text-properties officeooo:rsid="002112a2" officeooo:paragraph-rsid="002112a2"/>
    </style:style>
    <style:style style:name="P12" style:family="paragraph" style:parent-style-name="Text_20_body">
      <style:text-properties officeooo:rsid="0021c478" officeooo:paragraph-rsid="0021c478"/>
    </style:style>
    <style:style style:name="P13" style:family="paragraph" style:parent-style-name="Text_20_body">
      <style:text-properties officeooo:rsid="0021c478" officeooo:paragraph-rsid="002bb406"/>
    </style:style>
    <style:style style:name="P14" style:family="paragraph" style:parent-style-name="Text_20_body">
      <style:text-properties officeooo:rsid="0021c478" officeooo:paragraph-rsid="003161ac"/>
    </style:style>
    <style:style style:name="P15" style:family="paragraph" style:parent-style-name="Text_20_body">
      <style:text-properties officeooo:paragraph-rsid="0024c026"/>
    </style:style>
    <style:style style:name="P16" style:family="paragraph" style:parent-style-name="Text_20_body">
      <style:text-properties officeooo:paragraph-rsid="0027430a"/>
    </style:style>
    <style:style style:name="P17" style:family="paragraph" style:parent-style-name="Text_20_body">
      <style:text-properties officeooo:paragraph-rsid="002bf596"/>
    </style:style>
    <style:style style:name="P18" style:family="paragraph" style:parent-style-name="Text_20_body">
      <style:text-properties officeooo:paragraph-rsid="003161ac"/>
    </style:style>
    <style:style style:name="P19" style:family="paragraph" style:parent-style-name="Text_20_body">
      <style:text-properties officeooo:paragraph-rsid="0034e38c"/>
    </style:style>
    <style:style style:name="P20" style:family="paragraph" style:parent-style-name="Subtitle">
      <style:text-properties officeooo:rsid="0018880f"/>
    </style:style>
    <style:style style:name="P21" style:family="paragraph" style:parent-style-name="Title">
      <style:text-properties officeooo:rsid="0018880f"/>
    </style:style>
    <style:style style:name="P22" style:family="paragraph" style:parent-style-name="Preformatted_20_Text">
      <style:text-properties officeooo:rsid="001c6f3d" officeooo:paragraph-rsid="001c6f3d"/>
    </style:style>
    <style:style style:name="P23" style:family="paragraph" style:parent-style-name="Preformatted_20_Text">
      <style:text-properties officeooo:rsid="001d322e"/>
    </style:style>
    <style:style style:name="P24" style:family="paragraph" style:parent-style-name="Preformatted_20_Text">
      <style:text-properties officeooo:rsid="001d322e" officeooo:paragraph-rsid="001d322e"/>
    </style:style>
    <style:style style:name="P25" style:family="paragraph" style:parent-style-name="Preformatted_20_Text">
      <style:text-properties officeooo:rsid="001d322e" officeooo:paragraph-rsid="002112a2"/>
    </style:style>
    <style:style style:name="P26" style:family="paragraph" style:parent-style-name="Preformatted_20_Text">
      <style:text-properties officeooo:rsid="001dc5cd"/>
    </style:style>
    <style:style style:name="P27" style:family="paragraph" style:parent-style-name="Preformatted_20_Text">
      <style:text-properties officeooo:paragraph-rsid="002112a2"/>
    </style:style>
    <style:style style:name="P28" style:family="paragraph" style:parent-style-name="Preformatted_20_Text">
      <style:text-properties officeooo:rsid="001f4e41"/>
    </style:style>
    <style:style style:name="P29" style:family="paragraph" style:parent-style-name="Preformatted_20_Text">
      <style:text-properties officeooo:rsid="001f4e41" officeooo:paragraph-rsid="001f4e41"/>
    </style:style>
    <style:style style:name="P30" style:family="paragraph" style:parent-style-name="Preformatted_20_Text">
      <style:text-properties officeooo:rsid="001f4e41" officeooo:paragraph-rsid="002112a2"/>
    </style:style>
    <style:style style:name="P31" style:family="paragraph" style:parent-style-name="Preformatted_20_Text">
      <style:text-properties officeooo:rsid="002112a2"/>
    </style:style>
    <style:style style:name="P32" style:family="paragraph" style:parent-style-name="Preformatted_20_Text">
      <style:text-properties officeooo:rsid="002112a2" officeooo:paragraph-rsid="002112a2"/>
    </style:style>
    <style:style style:name="P33" style:family="paragraph" style:parent-style-name="Preformatted_20_Text">
      <style:text-properties officeooo:rsid="0021c478" officeooo:paragraph-rsid="002bb406"/>
    </style:style>
    <style:style style:name="P34" style:family="paragraph" style:parent-style-name="Preformatted_20_Text">
      <style:text-properties officeooo:rsid="0021c478" officeooo:paragraph-rsid="003161ac"/>
    </style:style>
    <style:style style:name="P35" style:family="paragraph" style:parent-style-name="Preformatted_20_Text">
      <style:text-properties officeooo:rsid="0021c478" officeooo:paragraph-rsid="003afb41"/>
    </style:style>
    <style:style style:name="P36" style:family="paragraph" style:parent-style-name="Preformatted_20_Text">
      <style:text-properties officeooo:paragraph-rsid="0039495e"/>
    </style:style>
    <style:style style:name="P37" style:family="paragraph" style:parent-style-name="Text_20_body">
      <style:text-properties officeooo:rsid="00244c31" officeooo:paragraph-rsid="00244c31"/>
    </style:style>
    <style:style style:name="P38" style:family="paragraph" style:parent-style-name="Text_20_body">
      <style:text-properties officeooo:rsid="00256e9d" officeooo:paragraph-rsid="00256e9d"/>
    </style:style>
    <style:style style:name="P39" style:family="paragraph" style:parent-style-name="Text_20_body">
      <style:text-properties officeooo:rsid="0024c026" officeooo:paragraph-rsid="0024c026"/>
    </style:style>
    <style:style style:name="P40" style:family="paragraph" style:parent-style-name="Text_20_body">
      <style:text-properties officeooo:rsid="0027430a" officeooo:paragraph-rsid="0027430a"/>
    </style:style>
    <style:style style:name="P41" style:family="paragraph" style:parent-style-name="Text_20_body">
      <style:text-properties officeooo:rsid="002981c2" officeooo:paragraph-rsid="002981c2"/>
    </style:style>
    <style:style style:name="P42" style:family="paragraph" style:parent-style-name="Text_20_body" style:list-style-name="L1">
      <style:text-properties officeooo:rsid="001d322e" officeooo:paragraph-rsid="001d322e"/>
    </style:style>
    <style:style style:name="P43" style:family="paragraph" style:parent-style-name="Text_20_body">
      <style:text-properties officeooo:rsid="002a3271" officeooo:paragraph-rsid="002a3271"/>
    </style:style>
    <style:style style:name="P44" style:family="paragraph" style:parent-style-name="Text_20_body">
      <style:text-properties officeooo:rsid="002bb406" officeooo:paragraph-rsid="002bb406"/>
    </style:style>
    <style:style style:name="P45" style:family="paragraph" style:parent-style-name="Text_20_body" style:list-style-name="L2">
      <style:text-properties officeooo:rsid="002bb406" officeooo:paragraph-rsid="002bb406"/>
    </style:style>
    <style:style style:name="P46" style:family="paragraph" style:parent-style-name="Text_20_body" style:list-style-name="L2">
      <style:text-properties officeooo:paragraph-rsid="002bb406"/>
    </style:style>
    <style:style style:name="P47" style:family="paragraph" style:parent-style-name="Text_20_body">
      <style:text-properties officeooo:rsid="003155c5" officeooo:paragraph-rsid="003155c5"/>
    </style:style>
    <style:style style:name="P48" style:family="paragraph" style:parent-style-name="Text_20_body">
      <style:text-properties officeooo:rsid="003161ac" officeooo:paragraph-rsid="003161ac"/>
    </style:style>
    <style:style style:name="P49" style:family="paragraph" style:parent-style-name="Text_20_body">
      <style:text-properties officeooo:rsid="003161ac" officeooo:paragraph-rsid="0034e38c"/>
    </style:style>
    <style:style style:name="P50" style:family="paragraph" style:parent-style-name="Text_20_body">
      <style:text-properties officeooo:rsid="003afb41" officeooo:paragraph-rsid="003afb41"/>
    </style:style>
    <style:style style:name="P51" style:family="paragraph" style:parent-style-name="Text_20_body">
      <style:text-properties officeooo:rsid="003b99ba" officeooo:paragraph-rsid="003b99ba"/>
    </style:style>
    <style:style style:name="P52" style:family="paragraph" style:parent-style-name="Text_20_body" style:list-style-name="L3">
      <style:text-properties officeooo:rsid="003b99ba" officeooo:paragraph-rsid="003b99ba"/>
    </style:style>
    <style:style style:name="P53" style:family="paragraph" style:parent-style-name="Text_20_body">
      <style:text-properties officeooo:rsid="0039495e" officeooo:paragraph-rsid="0039495e"/>
    </style:style>
    <style:style style:name="P54" style:family="paragraph" style:parent-style-name="Text_20_body">
      <style:text-properties officeooo:rsid="0021c478" officeooo:paragraph-rsid="0021c478"/>
    </style:style>
    <style:style style:name="P55" style:family="paragraph" style:parent-style-name="Text_20_body">
      <style:text-properties officeooo:paragraph-rsid="003b99ba"/>
    </style:style>
    <style:style style:name="P56" style:family="paragraph" style:parent-style-name="Text_20_body">
      <style:text-properties officeooo:paragraph-rsid="004048d4"/>
    </style:style>
    <style:style style:name="P57" style:family="paragraph" style:parent-style-name="Text_20_body">
      <style:text-properties officeooo:paragraph-rsid="004138a5"/>
    </style:style>
    <style:style style:name="P58" style:family="paragraph" style:parent-style-name="Text_20_body">
      <style:text-properties officeooo:paragraph-rsid="0018880f"/>
    </style:style>
    <style:style style:name="P59" style:family="paragraph" style:parent-style-name="Text_20_body">
      <style:text-properties officeooo:paragraph-rsid="0044a210"/>
    </style:style>
    <style:style style:name="P60" style:family="paragraph" style:parent-style-name="Text_20_body">
      <style:text-properties officeooo:paragraph-rsid="003c7d0d"/>
    </style:style>
    <style:style style:name="P61" style:family="paragraph" style:parent-style-name="Text_20_body">
      <style:text-properties officeooo:paragraph-rsid="004b2ede"/>
    </style:style>
    <style:style style:name="P62" style:family="paragraph" style:parent-style-name="Text_20_body">
      <style:text-properties officeooo:paragraph-rsid="004e1a29"/>
    </style:style>
    <style:style style:name="P63" style:family="paragraph" style:parent-style-name="Heading_20_3">
      <style:text-properties officeooo:rsid="003b99ba" officeooo:paragraph-rsid="003b99ba"/>
    </style:style>
    <style:style style:name="P64" style:family="paragraph" style:parent-style-name="Heading_20_3">
      <style:text-properties officeooo:paragraph-rsid="004b2ede"/>
    </style:style>
    <style:style style:name="P65" style:family="paragraph" style:parent-style-name="Heading_20_1">
      <style:paragraph-properties fo:break-before="page"/>
      <style:text-properties officeooo:rsid="001ab385" officeooo:paragraph-rsid="001ab385"/>
    </style:style>
    <style:style style:name="P66" style:family="paragraph" style:parent-style-name="Heading_20_1">
      <style:paragraph-properties fo:break-before="page"/>
      <style:text-properties officeooo:rsid="001bdd56" officeooo:paragraph-rsid="001bdd56"/>
    </style:style>
    <style:style style:name="P67" style:family="paragraph" style:parent-style-name="Heading_20_1">
      <style:paragraph-properties fo:break-before="page"/>
      <style:text-properties officeooo:rsid="0027430a"/>
    </style:style>
    <style:style style:name="P68" style:family="paragraph" style:parent-style-name="Heading_20_1">
      <style:paragraph-properties fo:break-before="page"/>
      <style:text-properties officeooo:rsid="001d322e" officeooo:paragraph-rsid="001d322e"/>
    </style:style>
    <style:style style:name="P69" style:family="paragraph" style:parent-style-name="Heading_20_1">
      <style:paragraph-properties fo:break-before="page"/>
      <style:text-properties officeooo:paragraph-rsid="004138a5"/>
    </style:style>
    <style:style style:name="P70" style:family="paragraph" style:parent-style-name="Heading_20_1">
      <style:paragraph-properties fo:break-before="page"/>
      <style:text-properties officeooo:paragraph-rsid="004cd71d"/>
    </style:style>
    <style:style style:name="P71" style:family="paragraph" style:parent-style-name="Heading_20_2">
      <style:text-properties officeooo:rsid="00244c31" officeooo:paragraph-rsid="00244c31"/>
    </style:style>
    <style:style style:name="P72" style:family="paragraph" style:parent-style-name="Heading_20_2">
      <style:text-properties officeooo:rsid="001bdd56" officeooo:paragraph-rsid="001bdd56"/>
    </style:style>
    <style:style style:name="P73" style:family="paragraph" style:parent-style-name="Heading_20_2">
      <style:text-properties officeooo:rsid="001c6f3d" officeooo:paragraph-rsid="001c6f3d"/>
    </style:style>
    <style:style style:name="P74" style:family="paragraph" style:parent-style-name="Heading_20_2">
      <style:text-properties officeooo:rsid="0027430a" officeooo:paragraph-rsid="0027430a"/>
    </style:style>
    <style:style style:name="P75" style:family="paragraph" style:parent-style-name="Heading_20_2">
      <style:text-properties officeooo:rsid="002981c2" officeooo:paragraph-rsid="002981c2"/>
    </style:style>
    <style:style style:name="P76" style:family="paragraph" style:parent-style-name="Heading_20_2">
      <style:paragraph-properties fo:break-before="page"/>
      <style:text-properties officeooo:rsid="001d322e" officeooo:paragraph-rsid="001d322e"/>
    </style:style>
    <style:style style:name="P77" style:family="paragraph" style:parent-style-name="Heading_20_2">
      <style:paragraph-properties fo:break-before="page"/>
      <style:text-properties officeooo:rsid="001f4e41" officeooo:paragraph-rsid="001f4e41"/>
    </style:style>
    <style:style style:name="P78" style:family="paragraph" style:parent-style-name="Heading_20_2">
      <style:paragraph-properties fo:break-before="page"/>
      <style:text-properties officeooo:rsid="002112a2" officeooo:paragraph-rsid="002112a2"/>
    </style:style>
    <style:style style:name="P79" style:family="paragraph" style:parent-style-name="Heading_20_2">
      <style:paragraph-properties fo:break-before="page"/>
      <style:text-properties officeooo:rsid="0021c478" officeooo:paragraph-rsid="0021c478"/>
    </style:style>
    <style:style style:name="P80" style:family="paragraph" style:parent-style-name="Preformatted_20_Text">
      <style:text-properties officeooo:rsid="00244c31"/>
    </style:style>
    <style:style style:name="P81" style:family="paragraph" style:parent-style-name="Preformatted_20_Text">
      <style:text-properties officeooo:rsid="00244c31" officeooo:paragraph-rsid="00244c31"/>
    </style:style>
    <style:style style:name="P82" style:family="paragraph" style:parent-style-name="Preformatted_20_Text">
      <style:text-properties officeooo:rsid="0027430a"/>
    </style:style>
    <style:style style:name="P83" style:family="paragraph" style:parent-style-name="Preformatted_20_Text">
      <style:text-properties officeooo:rsid="0027430a" officeooo:paragraph-rsid="0027430a"/>
    </style:style>
    <style:style style:name="P84" style:family="paragraph" style:parent-style-name="Preformatted_20_Text">
      <style:text-properties officeooo:rsid="002a3271"/>
    </style:style>
    <style:style style:name="P85" style:family="paragraph" style:parent-style-name="Preformatted_20_Text">
      <style:text-properties officeooo:rsid="002bb406" officeooo:paragraph-rsid="002bb406"/>
    </style:style>
    <style:style style:name="P86" style:family="paragraph" style:parent-style-name="Preformatted_20_Text">
      <style:text-properties officeooo:rsid="003155c5"/>
    </style:style>
    <style:style style:name="P87" style:family="paragraph" style:parent-style-name="Preformatted_20_Text">
      <style:text-properties officeooo:rsid="003161ac"/>
    </style:style>
    <style:style style:name="P88" style:family="paragraph" style:parent-style-name="Preformatted_20_Text">
      <style:text-properties officeooo:rsid="003161ac" officeooo:paragraph-rsid="003161ac"/>
    </style:style>
    <style:style style:name="P89" style:family="paragraph" style:parent-style-name="Preformatted_20_Text">
      <style:text-properties officeooo:rsid="003afb41" officeooo:paragraph-rsid="003afb41"/>
    </style:style>
    <style:style style:name="P90" style:family="paragraph" style:parent-style-name="Preformatted_20_Text">
      <style:text-properties officeooo:rsid="003b99ba"/>
    </style:style>
    <style:style style:name="P91" style:family="paragraph" style:parent-style-name="Preformatted_20_Text">
      <style:text-properties officeooo:rsid="0039495e" officeooo:paragraph-rsid="0039495e"/>
    </style:style>
    <style:style style:name="P92" style:family="paragraph" style:parent-style-name="Contents_20_Heading">
      <style:paragraph-properties fo:break-before="page"/>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8880f"/>
    </style:style>
    <style:style style:name="T2" style:family="text">
      <style:text-properties officeooo:rsid="00191241"/>
    </style:style>
    <style:style style:name="T3" style:family="text">
      <style:text-properties officeooo:rsid="001968e1"/>
    </style:style>
    <style:style style:name="T4" style:family="text">
      <style:text-properties officeooo:rsid="001c6f3d"/>
    </style:style>
    <style:style style:name="T5" style:family="text">
      <style:text-properties officeooo:rsid="001f4e41"/>
    </style:style>
    <style:style style:name="T6" style:family="text">
      <style:text-properties officeooo:rsid="002112a2"/>
    </style:style>
    <style:style style:name="T7" style:family="text">
      <style:text-properties officeooo:rsid="0024c026"/>
    </style:style>
    <style:style style:name="T8" style:family="text">
      <style:text-properties officeooo:rsid="002696dc"/>
    </style:style>
    <style:style style:name="T9" style:family="text">
      <style:text-properties officeooo:rsid="0027430a"/>
    </style:style>
    <style:style style:name="T10" style:family="text">
      <style:text-properties officeooo:rsid="0027b3d8"/>
    </style:style>
    <style:style style:name="T11" style:family="text">
      <style:text-properties officeooo:rsid="002bb406"/>
    </style:style>
    <style:style style:name="T12" style:family="text">
      <style:text-properties officeooo:rsid="002bf596"/>
    </style:style>
    <style:style style:name="T13" style:family="text">
      <style:text-properties officeooo:rsid="002d7d71"/>
    </style:style>
    <style:style style:name="T14" style:family="text">
      <style:text-properties officeooo:rsid="002f5937"/>
    </style:style>
    <style:style style:name="T15" style:family="text">
      <style:text-properties officeooo:rsid="003161ac"/>
    </style:style>
    <style:style style:name="T16" style:family="text">
      <style:text-properties officeooo:rsid="0034e38c"/>
    </style:style>
    <style:style style:name="T17" style:family="text">
      <style:text-properties officeooo:rsid="00359bad"/>
    </style:style>
    <style:style style:name="T18" style:family="text">
      <style:text-properties officeooo:rsid="00371398"/>
    </style:style>
    <style:style style:name="T19" style:family="text">
      <style:text-properties officeooo:rsid="0037be53"/>
    </style:style>
    <style:style style:name="T20" style:family="text">
      <style:text-properties officeooo:rsid="0039495e"/>
    </style:style>
    <style:style style:name="T21" style:family="text">
      <style:text-properties officeooo:rsid="003afb41"/>
    </style:style>
    <style:style style:name="T22" style:family="text">
      <style:text-properties officeooo:rsid="003b99ba"/>
    </style:style>
    <style:style style:name="T23" style:family="text">
      <style:text-properties officeooo:rsid="003c7d0d"/>
    </style:style>
    <style:style style:name="T24" style:family="text">
      <style:text-properties officeooo:rsid="003fcf5b"/>
    </style:style>
    <style:style style:name="T25" style:family="text">
      <style:text-properties officeooo:rsid="004048d4"/>
    </style:style>
    <style:style style:name="T26" style:family="text">
      <style:text-properties officeooo:rsid="004138a5"/>
    </style:style>
    <style:style style:name="T27" style:family="text">
      <style:text-properties officeooo:rsid="0042984d"/>
    </style:style>
    <style:style style:name="T28" style:family="text">
      <style:text-properties officeooo:rsid="0044a210"/>
    </style:style>
    <style:style style:name="T29" style:family="text">
      <style:text-properties officeooo:rsid="004517c3"/>
    </style:style>
    <style:style style:name="T30" style:family="text">
      <style:text-properties officeooo:rsid="00484cfa"/>
    </style:style>
    <style:style style:name="T31" style:family="text">
      <style:text-properties officeooo:rsid="004a3e26"/>
    </style:style>
    <style:style style:name="T32" style:family="text">
      <style:text-properties officeooo:rsid="004adb23"/>
    </style:style>
    <style:style style:name="T33" style:family="text">
      <style:text-properties officeooo:rsid="004b2ede"/>
    </style:style>
    <style:style style:name="T34" style:family="text">
      <style:text-properties officeooo:rsid="004cd71d"/>
    </style:style>
    <style:style style:name="T35" style:family="text">
      <style:text-properties officeooo:rsid="004e1a29"/>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Kontalk client/server protocol</text:p>
      <text:p text:style-name="P20">Revision 1</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92">Index</text:p>
          </text:index-title>
          <text:p text:style-name="P93"><text:s/>1 <text:s/>Protocol overview<text:tab/>3</text:p>
          <text:p text:style-name="P93"><text:s/>2 <text:s/>User registration and authentication<text:tab/>4</text:p>
          <text:p text:style-name="P94"><text:s/>2.1 <text:s/>User ID<text:tab/>4</text:p>
          <text:p text:style-name="P94"><text:s/>2.2 <text:s/>User registration<text:tab/>4</text:p>
          <text:p text:style-name="P94"><text:s/>2.3 <text:s/>Authentication<text:tab/>4</text:p>
          <text:p text:style-name="P93"><text:s/>3 <text:s/>Messages<text:tab/>6</text:p>
          <text:p text:style-name="P94"><text:s/>3.1 <text:s/>Message ID<text:tab/>6</text:p>
          <text:p text:style-name="P94"><text:s/>3.2 <text:s/>TTL<text:tab/>6</text:p>
          <text:p text:style-name="P93"><text:s/>4 <text:s/>The endpoints<text:tab/>7</text:p>
          <text:p text:style-name="P94"><text:s/>4.1 <text:s/>validation<text:tab/>8</text:p>
          <text:p text:style-name="P94"><text:s/>4.2 <text:s/>authentication<text:tab/>9</text:p>
          <text:p text:style-name="P94"><text:s/>4.3 <text:s/>serverinfo<text:tab/>10</text:p>
          <text:p text:style-name="P94"><text:s/>4.4 <text:s/>received<text:tab/>11</text:p>
          <text:p text:style-name="P94"><text:s/>4.5 <text:s/>message<text:tab/>12</text:p>
          <text:p text:style-name="P94"><text:s/>4.6 <text:s/>lookup<text:tab/>13</text:p>
          <text:p text:style-name="P94"><text:s/>4.7 <text:s/>polling<text:tab/>14</text:p>
          <text:p text:style-name="P95"><text:s/>4.7.1 Original message ID<text:tab/>14</text:p>
          <text:p text:style-name="P95"><text:s/>4.7.2 Confirming incoming messages<text:tab/>15</text:p>
          <text:p text:style-name="P94"><text:s/>4.8 <text:s/>download<text:tab/>16</text:p>
          <text:p text:style-name="P94"><text:s/>4.9 <text:s/>update<text:tab/>17</text:p>
          <text:p text:style-name="P94"><text:s/>4.10 <text:s/>serverlist<text:tab/>18</text:p>
          <text:p text:style-name="P93"><text:s/>5 <text:s/>Client-side message encryption<text:tab/>19</text:p>
          <text:p text:style-name="P93"><text:s/>6 <text:s/>Delivery receipts<text:tab/>20</text:p>
          <text:p text:style-name="P93"><text:s/>7 <text:s/>Status values<text:tab/>21</text:p>
        </text:index-body>
      </text:table-of-content>
      <text:p text:style-name="P2"/>
      <text:h text:style-name="P65" text:outline-level="1">Protocol overview</text:h>
      <text:p text:style-name="P3">The Kontalk protocol operates entirely on HTTP GET or POST requests. No other method should be used in order to maintain portability and access even for users behind proxies and similar.</text:p>
      <text:p text:style-name="P3">A Kontalk server is seen by a client using its base URL – we will take the Kontalk main server as an example:</text:p>
      <text:p text:style-name="Preformatted_20_Text"><text:span text:style-name="T1">http://www.kontalk.net/messenger</text:span></text:p>
      <text:p text:style-name="P3"/>
      <text:p text:style-name="P58"><text:span text:style-name="T1">Starting from this URL, various server functions can be called. Almost every command is issued mainly by appending parts to the base URL (e.g. path parts and parameters), </text:span><text:span text:style-name="T2">except for </text:span><text:span text:style-name="T1">some commands which require a request body after the HTTP headers (e.g. sending messages).</text:span></text:p>
      <text:p text:style-name="P59"><text:span text:style-name="T28">If not indicated otherwise, all requests to endpoints must be done using the GET method.</text:span></text:p>
      <text:p text:style-name="Text_20_body"><text:span text:style-name="T2">All the response bodies of the Kontalk server are sent using Google Protocol Buffers (</text:span><text:a xlink:type="simple" xlink:href="http://code.google.com/apis/protocolbuffers/"><text:span text:style-name="T3">http://code.google.com/apis/protocolbuffers/</text:span></text:a><text:span text:style-name="T3">), serialized on the channel and sent as raw data, using the content type </text:span><text:span text:style-name="Source_20_Text"><text:span text:style-name="T3">application/x-google-protobuf</text:span></text:span><text:span text:style-name="T3">.</text:span></text:p>
      <text:p text:style-name="P4">As for the request bodies, some of them are raw data (e.g. messages to be sent), others are packaged using protocol buffers, like responses. All of that will be explained in detail later in this document.</text:p>
      <text:h text:style-name="P66" text:outline-level="1">User registration and authentication</text:h>
      <text:h text:style-name="P71" text:outline-level="2">User ID</text:h>
      <text:p text:style-name="P37">The user ID is a hex string of 40 characters followed by a random sequence of 8 alphanumeric characters. The first 40 characters are the SHA-1 hash of the real user ID (actually <text:span text:style-name="T30">its</text:span> phone number, but technically it can be everything since a SHA-1 hash will always be 40 characters long). Here is an example:</text:p>
      <text:p text:style-name="P80">e73ea3be23d0449597a82c62ed981f584a5c181bJ8QO83Q6</text:p>
      <text:p text:style-name="P81">sha-1 hashed phone number---------------random--</text:p>
      <text:p text:style-name="P81"/>
      <text:p text:style-name="P15"><text:span text:style-name="T7">The random </text:span><text:span text:style-name="T8">8 characters</text:span><text:span text:style-name="T7"> part of the user ID actually identifies the device; we'll see that in some commands we can use both just the SHA-1 part (first 40 characters) or the whole user ID (48 characters). The former will be referred to as “generic user ID”; the latter will be referred to as “specific user ID”.</text:span></text:p>
      <text:p text:style-name="P38">A generic user ID is used, for example, when sending a message: if the client wants to send a message across all devices the user has registered, it will use the generic user ID – the server will forward the message to all registered devices. Otherwise the client can just send the message to a specific device, using a specific user ID.</text:p>
      <text:p text:style-name="P39"/>
      <text:h text:style-name="P72" text:outline-level="2">User registration</text:h>
      <text:p text:style-name="P5">User registration is done using a two-way verification process. In the first step, the client sends to the server the user's phone number. The server then sends a <text:span text:style-name="T31">SMS</text:span> to that number (presumably on the same device) with a validation code.</text:p>
      <text:p text:style-name="P5">The client catches that code and sends it to the server, proving that the phone number is real and owned by the actual user who is trying to register.</text:p>
      <text:p text:style-name="P5">If the servers verifies that the validation code is correct, it generates a user authentication token and sends it to the client. The token is a special string that is passed over in all subsequent requests to the server – it uniquely identifies a user/device pair (this allows multiple devices to be registered with the same phone number – e.g. a phone with a SIM card and a tablet without SIM card).</text:p>
      <text:p text:style-name="P5"/>
      <text:h text:style-name="P73" text:outline-level="2">Authentication</text:h>
      <text:p text:style-name="P1"><text:span text:style-name="T32">I</text:span><text:span text:style-name="T4">f requested by the command, any HTTP request to the server must be accompanied by the user authentication token received during the registration process. This must be passed using the </text:span><text:span text:style-name="Source_20_Text"><text:span text:style-name="T4">Authorization</text:span></text:span><text:span text:style-name="T4"> header:</text:span></text:p>
      <text:p text:style-name="P22">Authorization: KontalkToken auth=[token]</text:p>
      <text:p text:style-name="P6"/>
      <text:p text:style-name="P7">where [token] is the user authentication token. Not passing that header will result in a 403 Forbidden HTTP error code.</text:p>
      <text:p text:style-name="P7"><text:soft-page-break/>Note that not all commands need authentication (e.g. requesting information about the server is a public command).</text:p>
      <text:h text:style-name="P67" text:outline-level="1">Messages</text:h>
      <text:h text:style-name="P74" text:outline-level="2">Message ID</text:h>
      <text:p text:style-name="P16"><text:span text:style-name="T9">A message </text:span><text:span text:style-name="T10">ID</text:span><text:span text:style-name="T9"> is a 64 characters string made up by several things – it contains some information about the message and is also (hopefully) unique.</text:span></text:p>
      <text:p text:style-name="P82">96072D50F1A0EE5BD8664733F86AAD37AA18733320111216220716+01003RB79</text:p>
      <text:p text:style-name="P83">server fingeprint-----------------------timestamp----------random</text:p>
      <text:p text:style-name="P83"/>
      <text:p text:style-name="P40">The server fingerprint is the fingerprint of the GPG server key that originated the message.</text:p>
      <text:p text:style-name="P40">Timestamp format is: YYYYMMDDhhmmss+zzzz (zzzz is the timezone as HHMM).</text:p>
      <text:p text:style-name="P40">The random part is a random sequence of 5 alphanumeric characters.</text:p>
      <text:p text:style-name="P40">The server ID is generated by the server when sending a message – the response body, among other things, will contain such ID. The client must store the message ID somewhere so it can match that with the message receipt it will receive when the message will be delivered to the recipient.</text:p>
      <text:p text:style-name="P40"/>
      <text:h text:style-name="P75" text:outline-level="2">TTL</text:h>
      <text:p text:style-name="P41">Every message has a time-to-live (TTL) number; that number is the very message life limit. TTL is decreased (or even halved) in many cases – not interesting to the client actually – and if it reaches 0, the message is dropped and an error receipt will be sent to the sender.</text:p>
      <text:h text:style-name="P68" text:outline-level="1">The endpoints</text:h>
      <text:p text:style-name="P8">The “endpoints” can be interpreted as commands sent to the server. There are several endpoints for a Kontalk server, each serving a different purpose:</text:p>
      <text:list xml:id="list1749610956" text:style-name="L1">
        <text:list-item>
          <text:p text:style-name="P42">validation</text:p>
        </text:list-item>
        <text:list-item>
          <text:p text:style-name="P42">authentication</text:p>
        </text:list-item>
        <text:list-item>
          <text:p text:style-name="P42">serverinfo</text:p>
        </text:list-item>
        <text:list-item>
          <text:p text:style-name="P42">received</text:p>
        </text:list-item>
        <text:list-item>
          <text:p text:style-name="P42">message</text:p>
        </text:list-item>
        <text:list-item>
          <text:p text:style-name="P42">lookup</text:p>
        </text:list-item>
        <text:list-item>
          <text:p text:style-name="P42">polling</text:p>
        </text:list-item>
        <text:list-item>
          <text:p text:style-name="P42">download</text:p>
        </text:list-item>
        <text:list-item>
          <text:p text:style-name="P42">update</text:p>
        </text:list-item>
        <text:list-item>
          <text:p text:style-name="P42">serverlist</text:p>
        </text:list-item>
      </text:list>
      <text:p text:style-name="P8"/>
      <text:p text:style-name="P8">A client can use an endpoint simply by appending its name to the base server URL:</text:p>
      <text:p text:style-name="P23">http://www.kontalk.net/messenger/validation</text:p>
      <text:h text:style-name="P76" text:outline-level="2">validation</text:h>
      <text:p text:style-name="P8">The validation endpoint is used to send a user's phone number to the server so that it can be verified. The syntax is really simple:</text:p>
      <text:p text:style-name="P24">http://www.kontalk.net/messenger/validation/[number]</text:p>
      <text:p text:style-name="P24"/>
      <text:p text:style-name="P8">where [number] is the URL-encoded phone number – including the international prefix in the form +NN.</text:p>
      <text:p text:style-name="P9">The response is defined messages.proto:</text:p>
      <text:p text:style-name="P26">message PhoneValidation {</text:p>
      <text:p text:style-name="P26"><text:s text:c="4"/>required Status status = 1;</text:p>
      <text:p text:style-name="P26"><text:s text:c="4"/>optional string sms_from = 2;</text:p>
      <text:p text:style-name="P26">}</text:p>
      <text:p text:style-name="P26"/>
      <text:p text:style-name="P9">The status field is the result of the validation; sms_from field is optional and can contain the phone number from which the validation SMS would be sent – this <text:span text:style-name="T5">might be</text:span> useful to the client to catch the <text:span text:style-name="T5">correct </text:span>incoming SMS.</text:p>
      <text:h text:style-name="P77" text:outline-level="2">authentication</text:h>
      <text:p text:style-name="P10">The authentication endpoint is used to send the validation code received by SMS to the server. This is required to receive a user authentication token.</text:p>
      <text:p text:style-name="P29">http://www.kontalk.net/messenger/authentication/[code]</text:p>
      <text:p text:style-name="P29"/>
      <text:p text:style-name="P10">where [code] is the URL-encoded validation code received by SMS. The response is defined in messages.proto:</text:p>
      <text:p text:style-name="P28">message Authentication {</text:p>
      <text:p text:style-name="P28"><text:s text:c="4"/>required Status status = 1;</text:p>
      <text:p text:style-name="P28"><text:s text:c="4"/>optional string token = 2;</text:p>
      <text:p text:style-name="P28">}</text:p>
      <text:p text:style-name="P28"/>
      <text:p text:style-name="P10">The status field is the result of the command; if the status is success, the token field will contain the user authentication token.</text:p>
      <text:h text:style-name="P78" text:outline-level="2">serverinfo</text:h>
      <text:p text:style-name="P11">The serverinfo command is a simple query for information about the server. <text:span text:style-name="T11">This command requires no authentication.</text:span> It has no arguments:</text:p>
      <text:p text:style-name="P25"><text:span text:style-name="T5">http://www.kontalk.net/messenger/</text:span><text:span text:style-name="T6">serverinfo</text:span></text:p>
      <text:p text:style-name="P30"/>
      <text:p text:style-name="P11">The response is defined in messages.proto:</text:p>
      <text:p text:style-name="P31">message ServerInfo {</text:p>
      <text:p text:style-name="P31"><text:s text:c="4"/>required string version = 1;</text:p>
      <text:p text:style-name="P31"><text:s text:c="4"/>required uint32 client_protocol = 2;</text:p>
      <text:p text:style-name="P31"><text:s text:c="4"/>required uint32 server_protocol = 3;</text:p>
      <text:p text:style-name="P31"><text:s text:c="4"/>required string fingerprint = 4;</text:p>
      <text:p text:style-name="P31"><text:s text:c="4"/>// supported features</text:p>
      <text:p text:style-name="P31"><text:s text:c="4"/>repeated string supports = 5;</text:p>
      <text:p text:style-name="P31">}</text:p>
      <text:p text:style-name="P31"/>
      <text:p text:style-name="P11">The version field contains the version string of the Kontalk server implementation; client_protocol and server_protocol are respectively the client and server revision of the communication protocol; fingerprint is the server identifier on the network.</text:p>
      <text:p text:style-name="P11">The supports field can contain almost anything else not covered by the other fields (e.g. push notification support). The possible values will be covered later.</text:p>
      <text:h text:style-name="P78" text:outline-level="2">received</text:h>
      <text:p text:style-name="P11">The received command is used to confirm a received message to the server – so it can send a receipt to the sender. <text:span text:style-name="T11">This command requires authentication.</text:span></text:p>
      <text:p text:style-name="P27"><text:span text:style-name="T5">http://www.kontalk.net/messenger/</text:span><text:span text:style-name="T6">received?i=[id]&amp;i=[id]&amp;...</text:span></text:p>
      <text:p text:style-name="P32"/>
      <text:p text:style-name="P11">The “i” parameters are the message IDs to confirm. The client can confirm multiple messages with one request.</text:p>
      <text:p text:style-name="P11">Once the messages are confirmed, the server will queue a receipt to the sender(s) immediately.</text:p>
      <text:p text:style-name="P43">The response is defined in messages.proto:</text:p>
      <text:p text:style-name="P84">message Received {</text:p>
      <text:p text:style-name="P84"><text:s text:c="4"/>repeated ReceivedEntry entry = 1;</text:p>
      <text:p text:style-name="P84">}</text:p>
      <text:p text:style-name="P84"/>
      <text:p text:style-name="P84">message ReceivedEntry {</text:p>
      <text:p text:style-name="P84"><text:s text:c="4"/>required Status status = 1;</text:p>
      <text:p text:style-name="P84"><text:s text:c="4"/>required string message_id = 2;</text:p>
      <text:p text:style-name="P84">}</text:p>
      <text:p text:style-name="P84"/>
      <text:p text:style-name="P43">The actual response body would be a Received object containing an array of ReceivedEntry objects, each one containing the result of accepting the received notification by the client.</text:p>
      <text:h text:style-name="P79" text:outline-level="2">message</text:h>
      <text:p text:style-name="P13"><text:span text:style-name="T11">The message endpoint is used to send messages. Information is passed through headers and the request body contains the actual message passed as raw data.</text:span><text:span text:style-name="T6"> </text:span><text:span text:style-name="T11">This command requires authentication </text:span><text:span text:style-name="T29">and uses the POST method.</text:span></text:p>
      <text:p text:style-name="P33"><text:span text:style-name="T5">http://www.kontalk.net/messenger/</text:span><text:span text:style-name="T11">message</text:span></text:p>
      <text:p text:style-name="P85"/>
      <text:p text:style-name="P44">Headers that must be sent along the request:</text:p>
      <text:list xml:id="list1171379122" text:style-name="L2">
        <text:list-item>
          <text:p text:style-name="P45">Content-Length: the actual length of the request body – that is, the message being sent.</text:p>
        </text:list-item>
        <text:list-item>
          <text:p text:style-name="P45">Content-Type: the MIME type of the message (e.g. text/plain for plain text messages). The special MIME type “<text:span text:style-name="T35">r”</text:span> cannot be used – it's reserved for servers.</text:p>
        </text:list-item>
        <text:list-item>
          <text:p text:style-name="P45">X-Message-Flags: message flags, comma-separated. For now just the “encrypted” flag is supported.</text:p>
        </text:list-item>
        <text:list-item>
          <text:p text:style-name="P46"><text:span text:style-name="T11">X-Recipients: message recipients, comma-separated – they must be valid user I</text:span><text:span text:style-name="T14">D</text:span><text:span text:style-name="T11">s.</text:span></text:p>
        </text:list-item>
      </text:list>
      <text:p text:style-name="P17"><text:span text:style-name="T12">The request body will contain the actual message </text:span><text:span text:style-name="T13">contents</text:span><text:span text:style-name="T12"> as raw data, not encoded in any form. The request body length will be checked against the Content-Length header – an error will be returned if they do not match.</text:span></text:p>
      <text:p text:style-name="P47">The response is defined in messages.proto:</text:p>
      <text:p text:style-name="P86">message MessageSent {</text:p>
      <text:p text:style-name="P86"><text:s text:c="4"/>repeated MessageSentEntry entry = 1;</text:p>
      <text:p text:style-name="P86">}</text:p>
      <text:p text:style-name="P86"/>
      <text:p text:style-name="P86">message MessageSentEntry {</text:p>
      <text:p text:style-name="P86"><text:s text:c="4"/>required Status status = 1;</text:p>
      <text:p text:style-name="P86"><text:s text:c="4"/>required string user_id = 2;</text:p>
      <text:p text:style-name="P86"><text:s text:c="4"/>optional string message_id = 3;</text:p>
      <text:p text:style-name="P86">}</text:p>
      <text:p text:style-name="P86"/>
      <text:p text:style-name="P47">Since a message can be sent to multiple users at once, the response – a MessageSent object – will contain an array of MessageSentEntry, each containing the result of sending the message to a specific user – of course, if the message has been queued, also the field message_id will be filled with the server generated message ID.</text:p>
      <text:h text:style-name="P79" text:outline-level="2">lookup</text:h>
      <text:p text:style-name="P14"><text:span text:style-name="T15">The lookup command is user to lookup </text:span><text:span text:style-name="T19">one or more</text:span><text:span text:style-name="T15"> user in the network. The server will lookup in real time (when possible) across the whole network the request</text:span><text:span text:style-name="T18">ed</text:span><text:span text:style-name="T15"> user</text:span><text:span text:style-name="T19">s</text:span><text:span text:style-name="T15">. This command requires authentication </text:span><text:span text:style-name="T29">and uses the POST method.</text:span></text:p>
      <text:p text:style-name="P34"><text:span text:style-name="T5">http://www.kontalk.net/messenger/</text:span><text:span text:style-name="T15">lookup</text:span></text:p>
      <text:p text:style-name="P88"/>
      <text:p text:style-name="P18"><text:span text:style-name="T15">Request data to this endpoint is passed through request body, serialized as a LookupRequest object, defined in messages.proto – request content type must be </text:span><text:span text:style-name="Source_20_Text"><text:span text:style-name="T3">application/x-google-protobuf</text:span></text:span><text:span text:style-name="T3">.</text:span></text:p>
      <text:p text:style-name="P88">message LookupRequest {</text:p>
      <text:p text:style-name="P88"><text:s text:c="4"/>repeated string user_id = 1;</text:p>
      <text:p text:style-name="P88">}</text:p>
      <text:p text:style-name="P87"/>
      <text:p text:style-name="P48">The request consists of an array of user IDs – either generic or specific (although protocol revision 1 supports specific user IDs only).</text:p>
      <text:p text:style-name="P48">Response is defined in messages.proto:</text:p>
      <text:p text:style-name="P87">message LookupResponse {</text:p>
      <text:p text:style-name="P87"><text:s text:c="4"/>repeated LookupResponseEntry entry = 1;</text:p>
      <text:p text:style-name="P87">}</text:p>
      <text:p text:style-name="P87"/>
      <text:p text:style-name="P87">message LookupResponseEntry {</text:p>
      <text:p text:style-name="P87"><text:s text:c="4"/>required string user_id = 1;</text:p>
      <text:p text:style-name="P87"><text:s text:c="4"/>optional uint64 timestamp = 2;</text:p>
      <text:p text:style-name="P87"><text:s text:c="4"/>optional string status = 3;</text:p>
      <text:p text:style-name="P87">}</text:p>
      <text:p text:style-name="P87"/>
      <text:p text:style-name="P49">The array of LookupResponseEntry will contain only users which have been actually found on the network.</text:p>
      <text:p text:style-name="P19"><text:span text:style-name="T16">T</text:span><text:span text:style-name="T15">he timestamp field is the time and date (as a UNIX timestamp) the user has last been seen. The status field is a custom status messages defined by the user. Even here, the user_id field could contain either a specific or generic user ID </text:span><text:span text:style-name="T17">as requested</text:span><text:span text:style-name="T15"> (although protocol revision 1 supports generic user IDs only).</text:span></text:p>
      <text:h text:style-name="P79" text:outline-level="2">polling</text:h>
      <text:p text:style-name="P50">The polling endpoint is used to check for incoming messages. It has no arguments and it requires authentication, of course.</text:p>
      <text:p text:style-name="P35"><text:span text:style-name="T5">http://www.kontalk.net/messenger/</text:span><text:span text:style-name="T21">polling</text:span></text:p>
      <text:p text:style-name="P89"/>
      <text:p text:style-name="P51">If there are no incoming messages, the server request will block for some seconds (defined in server configuration), then it will return with an empty response.</text:p>
      <text:p text:style-name="P51">If incoming messages are present, the response is a NewMessages object defined in messages.proto:</text:p>
      <text:p text:style-name="P90">message NewMessages {</text:p>
      <text:p text:style-name="P90"><text:s text:c="4"/>required Status status = 1;</text:p>
      <text:p text:style-name="P90"><text:s text:c="4"/>repeated NewMessageEntry message = 2;</text:p>
      <text:p text:style-name="P90">}</text:p>
      <text:p text:style-name="P90"/>
      <text:p text:style-name="P90">message NewMessageEntry {</text:p>
      <text:p text:style-name="P90"><text:s text:c="4"/>required string message_id = 1;</text:p>
      <text:p text:style-name="P90"><text:s text:c="4"/>required string sender = 2;</text:p>
      <text:p text:style-name="P90"><text:s text:c="4"/>repeated string group = 3;</text:p>
      <text:p text:style-name="P90"><text:s text:c="4"/>optional string original_id = 4;</text:p>
      <text:p text:style-name="P90"><text:s text:c="4"/>required string mime = 5;</text:p>
      <text:p text:style-name="P90"><text:s text:c="4"/>required bool encrypted = 6;</text:p>
      <text:p text:style-name="P90"><text:s text:c="4"/>required bytes content = 7;</text:p>
      <text:p text:style-name="P90"><text:s text:c="4"/>optional string url = 8;</text:p>
      <text:p text:style-name="P90">}</text:p>
      <text:p text:style-name="P90"/>
      <text:p text:style-name="P51">The status field is used in case of overall errors occurred while checking for incoming messages – in that case no NewMessageEntry will be sent along.</text:p>
      <text:p text:style-name="P51">If status is success, the message array will be filled with incoming messages. NewMessageEntry is quite self-explanatory:</text:p>
      <text:list xml:id="list1488985010" text:style-name="L3">
        <text:list-item>
          <text:p text:style-name="P52">message_id: the server-generated message ID.</text:p>
        </text:list-item>
        <text:list-item>
          <text:p text:style-name="P52">sender: specific user ID of the sender.</text:p>
        </text:list-item>
        <text:list-item>
          <text:p text:style-name="P52">group: array of specific user ID who also received this message.</text:p>
        </text:list-item>
        <text:list-item>
          <text:p text:style-name="P52">original_id: the original message ID – will discuss about this later in this section</text:p>
        </text:list-item>
        <text:list-item>
          <text:p text:style-name="P52">mime: the message MIME type</text:p>
        </text:list-item>
        <text:list-item>
          <text:p text:style-name="P52">encrypted: encryption flag – discussion about ciphers in section <text:a xlink:type="simple" xlink:href="#5.Client-side message encryption|outline"><text:span text:style-name="T27">5</text:span></text:a></text:p>
        </text:list-item>
        <text:list-item>
          <text:p text:style-name="P52">content: the message content</text:p>
        </text:list-item>
        <text:list-item>
          <text:p text:style-name="P52">url: if the message is too big, provides a URL to download the original file</text:p>
        </text:list-item>
      </text:list>
      <text:p text:style-name="P51"/>
      <text:h text:style-name="P63" text:outline-level="3">Original message ID</text:h>
      <text:p text:style-name="P51">Every message can have two different message IDs: the <text:span text:style-name="T24">real</text:span> message ID and the original message ID.</text:p>
      <text:p text:style-name="P55"><text:span text:style-name="T22">The </text:span><text:span text:style-name="T24">real </text:span><text:span text:style-name="T22">message ID is the ID of the message itself – it is used to identify it </text:span><text:soft-page-break/><text:span text:style-name="T22">precisely. The original message ID is the message that originated the </text:span><text:span text:style-name="T24">real </text:span><text:span text:style-name="T22">message. </text:span><text:span text:style-name="T23">This distinction is mainly used when sending to a generic user ID. Let's say a generic user ID is linked to 3 devices – so 3 specific user IDs to send the message to. One message is generated by the sender, but 3 different messages are actually queued by the server – one for each recipient's device. So those 3 new message will have their own message ID, while still keeping the original message ID – the one with the generic recipient ID.</text:span></text:p>
      <text:p text:style-name="P56"><text:span text:style-name="T25">Usually the original message ID is always present – because usually a client sends its message to generic users so multiple derived message will be generated – but there might be some cases when it is not present – e.g. when sending a message to a specific user.</text:span></text:p>
      <text:p text:style-name="P60"><text:span text:style-name="T23">Keeping the original message ID is very important because the sender knows just that one – it doesn't know anything about the message IDs generated after sending. </text:span><text:span text:style-name="T24">Although the server sends also the original message ID, the received endpoint needs the real message ID; the server will use the original message ID to notify the sender with a delivery receipt.</text:span></text:p>
      <text:p text:style-name="P60"><text:span text:style-name="T24"/></text:p>
      <text:h text:style-name="P64" text:outline-level="3"><text:span text:style-name="T33">Confirming incoming messages</text:span></text:h>
      <text:p text:style-name="P61"><text:span text:style-name="T33">The client must confirm all messages it receives via the polling endpoint using the received command. Note that until a message is confirmed, the polling endpoint will continue to deliver it to the client, decreasing its TTL by 1 at each polling attempt.</text:span></text:p>
      <text:h text:style-name="P79" text:outline-level="2">download</text:h>
      <text:p text:style-name="P53">The download endpoint is used to download large messages which don't come up entirely using just the polling command. This command requires authentication.</text:p>
      <text:p text:style-name="P36"><text:span text:style-name="T5">http://www.kontalk.net/messenger/</text:span><text:span text:style-name="T20">download/[filename]</text:span></text:p>
      <text:p text:style-name="P91"/>
      <text:p text:style-name="P53">[filename] is the filename identifier given by the server during polling. Actually the server returns the whole URL for downloading the file – this is useful if the client switches server, for example. So clients won't need to store the filename – it's enough to keep the whole URL and just use it.</text:p>
      <text:p text:style-name="P50">The requested file will be streamed over the response channel as if it would be a normal download from the web – including the standard Content-Type, Content-Length and Content-Disposition headers.</text:p>
      <text:h text:style-name="P79" text:outline-level="2">update</text:h>
      <text:p text:style-name="P12">TODO</text:p>
      <text:h text:style-name="P79" text:outline-level="2">serverlist</text:h>
      <text:p text:style-name="P12">TODO</text:p>
      <text:h text:style-name="P69" text:outline-level="1"><text:span text:style-name="T26">Client-side message encryption</text:span></text:h>
      <text:p text:style-name="P57"><text:span text:style-name="T26">TODO</text:span></text:p>
      <text:h text:style-name="P70" text:outline-level="1"><text:span text:style-name="T34">Delivery receipts</text:span></text:h>
      <text:p text:style-name="P62"><text:span text:style-name="T35">A delivery receipt is a special message sent only from servers with a special MIME type “r”. It contains information about the delivery status of a previously sent message.</text:span></text:p>
      <text:p text:style-name="P62"><text:span text:style-name="T35">TODO</text:span></text:p>
      <text:h text:style-name="P69" text:outline-level="1"><text:span text:style-name="T26">Status values</text:span></text:h>
      <text:p text:style-name="P57"><text:span text:style-name="T26">The Status enumeration is defined in messages.proto:</text:span></text:p>
      <text:p text:style-name="Preformatted_20_Text"><text:span text:style-name="T26">enum Status {</text:span></text:p>
      <text:p text:style-name="Preformatted_20_Text"><text:span text:style-name="T26"><text:s text:c="4"/>STATUS_SUCCESS = 0;</text:span></text:p>
      <text:p text:style-name="Preformatted_20_Text"><text:span text:style-name="T26"><text:s text:c="4"/>STATUS_ERROR = 1;</text:span></text:p>
      <text:p text:style-name="Preformatted_20_Text"><text:span text:style-name="T26"><text:s text:c="4"/>STATUS_BUSY = 2;</text:span></text:p>
      <text:p text:style-name="Preformatted_20_Text"><text:span text:style-name="T26"><text:s text:c="4"/>STATUS_VERIFICATION_FAILED = 3;</text:span></text:p>
      <text:p text:style-name="Preformatted_20_Text"><text:span text:style-name="T26"><text:s text:c="4"/>STATUS_INVALID_PHONE_NUMBER = 4;</text:span></text:p>
      <text:p text:style-name="Preformatted_20_Text"><text:span text:style-name="T26"><text:s text:c="4"/>STATUS_TTL_EXPIRED = 5;</text:span></text:p>
      <text:p text:style-name="Preformatted_20_Text"><text:span text:style-name="T26"><text:s text:c="4"/>STATUS_USER_NOTFOUND = 6;</text:span></text:p>
      <text:p text:style-name="Preformatted_20_Text"><text:span text:style-name="T26"><text:s text:c="4"/>STATUS_MESSAGE_NOTFOUND = 7;</text:span></text:p>
      <text:p text:style-name="Preformatted_20_Text"><text:span text:style-name="T26">}</text:span></text:p>
      <text:p text:style-name="Preformatted_20_Text"><text:span text:style-name="T26"/></text:p>
      <text:p text:style-name="P57"><text:span text:style-name="T26">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Verdana" svg:font-family="Verdana"/>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Marginalia" style:family="paragraph" style:parent-style-name="Text_20_body" style:class="text">
      <style:paragraph-properties fo:margin-left="4.001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Example" style:family="text">
      <style:text-properties style:font-name="DejaVu Sans Mono" style:font-name-asian="DejaVu Sans1" style:font-name-complex="DejaVu Sans Mono"/>
    </style:style>
    <style:style style:name="Line_20_numbering" style:display-name="Line numbering" style:family="text"/>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DejaVu Sans Mono" style:font-name-asian="DejaVu Sans1"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e Ricci</meta:initial-creator>
    <meta:creation-date>2011-12-16T20:49:27</meta:creation-date>
    <dc:date>2011-12-17T16:22:38</dc:date>
    <dc:creator>Daniele Ricci</dc:creator>
    <meta:editing-duration>PT05H27M30S</meta:editing-duration>
    <meta:editing-cycles>53</meta:editing-cycles>
    <meta:generator>OpenOffice.org/3.2$Linux OpenOffice.org_project/320m19$Build-9505</meta:generator>
    <meta:document-statistic meta:table-count="0" meta:image-count="0" meta:object-count="0" meta:page-count="21" meta:paragraph-count="224" meta:word-count="2530" meta:character-count="15729"/>
  </office:meta>
</office:document-meta>
</file>